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margin-left="0.5102in" fo:margin-right="0in" fo:text-indent="0in" style:auto-text-indent="false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color="#0000ff"/>
    </style:style>
    <style:style style:name="P5" style:family="paragraph" style:parent-style-name="Standard" style:list-style-name="L1">
      <style:text-properties fo:color="#ff0000"/>
    </style:style>
    <style:style style:name="P6" style:family="paragraph" style:parent-style-name="Standard" style:list-style-name="L1">
      <style:text-properties style:use-window-font-color="true"/>
    </style:style>
    <style:style style:name="T1" style:family="text">
      <style:text-properties fo:color="#ff0000"/>
    </style:style>
    <style:style style:name="T2" style:family="text">
      <style:text-properties fo:color="#0000f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pared by Khoa</text:p>
      <text:p text:style-name="Standard"/>
      <text:p text:style-name="P1">Tasks done:</text:p>
      <text:p text:style-name="Standard">Calculating distance matrices and generating phylogenetic trees for the corresponding distance matrices</text:p>
      <text:p text:style-name="Standard"/>
      <text:p text:style-name="P1">Steps:</text:p>
      <text:p text:style-name="Standard"/>
      <text:list xml:id="list1880587502" text:style-name="L1">
        <text:list-item>
          <text:p text:style-name="P3">The following folders were created for storing results</text:p>
          <text:p text:style-name="P3"/>
          <text:p text:style-name="P3">MAP/data/2013-12-13/tree_from_original_data </text:p>
        </text:list-item>
      </text:list>
      <text:p text:style-name="Standard"><text:tab/></text:p>
      <text:p text:style-name="P2">To generate the results, first we have to change the directory, i.e. using 'cd' command, to 'MAP/bin/' folder</text:p>
      <text:p text:style-name="P2"/>
      <text:list xml:id="list975643143" text:continue-numbering="true" text:style-name="L1">
        <text:list-item>
          <text:p text:style-name="P3">Calculating a phylogenetic tree for each distance matrix obtained from 2) and store the results in newick format</text:p>
          <text:p text:style-name="P3">In the terminal, type</text:p>
          <text:p text:style-name="P3"/>
          <text:p text:style-name="P3"><text:span text:style-name="T2">../MAP/bin$</text:span><text:span text:style-name="T1"> gen_tree_for_original_data</text:span></text:p>
          <text:p text:style-name="P5"/>
          <text:p text:style-name="P6">This command will read all the calculated matrix distances in 'MAP/data/appbio11/' folder and write the corresponding results in 'MAP/data/2013-12-13/tree_from_original_data ' folder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Nguyen</meta:initial-creator>
    <meta:creation-date>2013-12-13T15:02:54</meta:creation-date>
    <dc:date>2013-12-15T10:29:15</dc:date>
    <meta:editing-duration>PT6M7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1" meta:paragraph-count="12" meta:word-count="92" meta:character-count="701" meta:non-whitespace-character-count="620"/>
  </office:meta>
</office:document-meta>
</file>